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9.373cm"/>
    </style:style>
    <style:style style:name="co3" style:family="table-column">
      <style:table-column-properties fo:break-before="auto" style:column-width="7.83cm"/>
    </style:style>
    <style:style style:name="co5" style:family="table-column">
      <style:table-column-properties fo:break-before="auto" style:column-width="5.72cm"/>
    </style:style>
    <style:style style:name="co6" style:family="table-column">
      <style:table-column-properties fo:break-before="auto" style:column-width="16.90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hsat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table:formula="of:=&quot;&lt;td valign=top&gt;&amp;nbsp;&quot;&amp;[.A3]&amp;&quot;&lt;/td&gt;&quot;" office:value-type="string" office:string-value="&lt;td valign=top&gt;&amp;nbsp;Name&lt;/td&gt;">
            <text:p>&lt;td valign=top&gt;&amp;nbsp;Name&lt;/td&gt;</text:p>
          </table:table-cell>
          <table:table-cell/>
        </table:table-row>
        <table:table-row table:style-name="ro1">
          <table:table-cell office:value-type="string">
            <text:p>Remote Debugging</text:p>
          </table:table-cell>
          <table:table-cell table:formula="of:=&quot;&lt;td valign=top&gt;&amp;nbsp;&quot;&amp;[.A4]&amp;&quot;&lt;/td&gt;&quot;" office:value-type="string" office:string-value="&lt;td valign=top&gt;&amp;nbsp;Remote Debugging&lt;/td&gt;">
            <text:p>&lt;td valign=top&gt;&amp;nbsp;Remote Debugging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Project</text:p>
          </table:table-cell>
          <table:table-cell table:formula="of:=&quot;&lt;td valign=top&gt;&amp;nbsp;&quot;&amp;[.A7]&amp;&quot;&lt;/td&gt;&quot;" office:value-type="string" office:string-value="&lt;td valign=top&gt;&amp;nbsp;Project&lt;/td&gt;">
            <text:p>&lt;td valign=top&gt;&amp;nbsp;Project&lt;/td&gt;</text:p>
          </table:table-cell>
          <table:table-cell/>
        </table:table-row>
        <table:table-row table:style-name="ro1">
          <table:table-cell office:value-type="string">
            <text:p>HelloWorld</text:p>
          </table:table-cell>
          <table:table-cell table:formula="of:=&quot;&lt;td valign=top&gt;&amp;nbsp;&quot;&amp;[.A8]&amp;&quot;&lt;/td&gt;&quot;" office:value-type="string" office:string-value="&lt;td valign=top&gt;&amp;nbsp;HelloWorld&lt;/td&gt;">
            <text:p>&lt;td valign=top&gt;&amp;nbsp;HelloWorl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Disable auto build</text:p>
          </table:table-cell>
          <table:table-cell table:formula="of:=&quot;&lt;td valign=top&gt;&amp;nbsp;&quot;&amp;[.A11]&amp;&quot;&lt;/td&gt;&quot;" office:value-type="string" office:string-value="&lt;td valign=top&gt;&amp;nbsp;Disable auto build&lt;/td&gt;">
            <text:p>&lt;td valign=top&gt;&amp;nbsp;Disable auto build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12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nsure "Using GDB (DSF) Manual Remote Debugging Launcher" is selecte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top on startup as: main</text:p>
          </table:table-cell>
          <table:table-cell table:formula="of:=&quot;&lt;td valign=top&gt;&amp;nbsp;&quot;&amp;[.A19]&amp;&quot;&lt;/td&gt;&quot;" office:value-type="string" office:string-value="&lt;td valign=top&gt;&amp;nbsp;Stop on startup as: main&lt;/td&gt;">
            <text:p>&lt;td valign=top&gt;&amp;nbsp;Stop on startup as: main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20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options</text:p>
          </table:table-cell>
          <table:table-cell table:number-columns-repeated="2"/>
        </table:table-row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GDB debugger</text:p>
          </table:table-cell>
          <table:table-cell table:formula="of:=&quot;&lt;td valign=top&gt;&amp;nbsp;&quot;&amp;[.A26]&amp;&quot;&lt;/td&gt;&quot;" office:value-type="string" office:string-value="&lt;td valign=top&gt;&amp;nbsp;GDB debugger&lt;/td&gt;">
            <text:p>&lt;td valign=top&gt;&amp;nbsp;GDB debugger&lt;/td&gt;</text:p>
          </table:table-cell>
          <table:table-cell/>
        </table:table-row>
        <table:table-row table:style-name="ro1">
          <table:table-cell office:value-type="string">
            <text:p>C:SGDK\bin\gdb.exe</text:p>
          </table:table-cell>
          <table:table-cell table:formula="of:=&quot;&lt;td valign=top&gt;&amp;nbsp;&quot;&amp;[.A27]&amp;&quot;&lt;/td&gt;&quot;" office:value-type="string" office:string-value="&lt;td valign=top&gt;&amp;nbsp;C:SGDK\bin\gdb.exe&lt;/td&gt;">
            <text:p>&lt;td valign=top&gt;&amp;nbsp;C:SGDK\bin\gdb.exe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/>
          <table:table-cell table:formula="of:=&quot;&lt;td valign=top&gt;&amp;nbsp;&quot;&amp;[.A30]&amp;&quot;&lt;/td&gt;&quot;" office:value-type="string" office:string-value="&lt;td valign=top&gt;&amp;nbsp;&lt;/td&gt;">
            <text:p>&lt;td valign=top&gt;&amp;nbsp;&lt;/td&gt;</text:p>
          </table:table-cell>
          <table:table-cell/>
        </table:table-row>
        <table:table-row table:style-name="ro1">
          <table:table-cell/>
          <table:table-cell table:formula="of:=&quot;&lt;td valign=top&gt;&amp;nbsp;&quot;&amp;[.A31]&amp;&quot;&lt;/td&gt;&quot;" office:value-type="string" office:string-value="&lt;td valign=top&gt;&amp;nbsp;&lt;/td&gt;">
            <text:p>&lt;td valign=top&gt;&amp;nbsp;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/>
          <table:table-cell table:formula="of:=&quot;&lt;td valign=top&gt;&amp;nbsp;&quot;&amp;[.A34]&amp;&quot;&lt;/td&gt;&quot;" office:value-type="string" office:string-value="&lt;td valign=top&gt;&amp;nbsp;&lt;/td&gt;">
            <text:p>&lt;td valign=top&gt;&amp;nbsp;&lt;/td&gt;</text:p>
          </table:table-cell>
          <table:table-cell/>
        </table:table-row>
        <table:table-row table:style-name="ro1">
          <table:table-cell/>
          <table:table-cell table:formula="of:=&quot;&lt;td valign=top&gt;&amp;nbsp;&quot;&amp;[.A35]&amp;&quot;&lt;/td&gt;&quot;" office:value-type="string" office:string-value="&lt;td valign=top&gt;&amp;nbsp;&lt;/td&gt;">
            <text:p>&lt;td valign=top&gt;&amp;nbsp;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</table:table>
      <table:table table:name="samples" table:style-name="ta1" table:print="false">
        <table:table-column table:style-name="co6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astrofra"&gt;astrofra&lt;/a&gt;</text:p>
          </table:table-cell>
          <table:table-cell table:formula="of:=&quot;&lt;td valign=top&gt;&amp;nbsp;&quot;&amp;[.A2]&amp;&quot;&lt;/td&gt;&quot;" office:value-type="string" office:string-value="&lt;td valign=top&gt;&amp;nbsp;&lt;a href=&quot;https://github.com/SteveProXNA/SGDKcode/tree/master/SGDKsamples/astrofra&quot;&gt;astrofra&lt;/a&gt;&lt;/td&gt;">
            <text:p>&lt;td valign=top&gt;&amp;nbsp;&lt;a href="https://github.com/SteveProXNA/SGDKcode/tree/master/SGDKsamples/astrofra"&gt;astrofra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joytest"&gt;joytest&lt;/a&gt;</text:p>
          </table:table-cell>
          <table:table-cell table:formula="of:=&quot;&lt;td valign=top&gt;&amp;nbsp;&quot;&amp;[.A3]&amp;&quot;&lt;/td&gt;&quot;" office:value-type="string" office:string-value="&lt;td valign=top&gt;&amp;nbsp;&lt;a href=&quot;https://github.com/SteveProXNA/SGDKcode/tree/master/SGDKsamples/joytest&quot;&gt;joytest&lt;/a&gt;&lt;/td&gt;">
            <text:p>&lt;td valign=top&gt;&amp;nbsp;&lt;a href="https://github.com/SteveProXNA/SGDKcode/tree/master/SGDKsamples/joytest"&gt;joytest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bench"&gt;bench&lt;/a&gt;</text:p>
          </table:table-cell>
          <table:table-cell table:formula="of:=&quot;&lt;td valign=top&gt;&amp;nbsp;&quot;&amp;[.A6]&amp;&quot;&lt;/td&gt;&quot;" office:value-type="string" office:string-value="&lt;td valign=top&gt;&amp;nbsp;&lt;a href=&quot;https://github.com/SteveProXNA/SGDKcode/tree/master/SGDKsamples/bench&quot;&gt;bench&lt;/a&gt;&lt;/td&gt;">
            <text:p>&lt;td valign=top&gt;&amp;nbsp;&lt;a href="https://github.com/SteveProXNA/SGDKcode/tree/master/SGDKsamples/bench"&gt;bench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partic"&gt;partic&lt;/a&gt;</text:p>
          </table:table-cell>
          <table:table-cell table:formula="of:=&quot;&lt;td valign=top&gt;&amp;nbsp;&quot;&amp;[.A7]&amp;&quot;&lt;/td&gt;&quot;" office:value-type="string" office:string-value="&lt;td valign=top&gt;&amp;nbsp;&lt;a href=&quot;https://github.com/SteveProXNA/SGDKcode/tree/master/SGDKsamples/partic&quot;&gt;partic&lt;/a&gt;&lt;/td&gt;">
            <text:p>&lt;td valign=top&gt;&amp;nbsp;&lt;a href="https://github.com/SteveProXNA/SGDKcode/tree/master/SGDKsamples/partic"&gt;partic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cube_flat"&gt;cube_flat&lt;/a&gt;</text:p>
          </table:table-cell>
          <table:table-cell table:formula="of:=&quot;&lt;td valign=top&gt;&amp;nbsp;&quot;&amp;[.A10]&amp;&quot;&lt;/td&gt;&quot;" office:value-type="string" office:string-value="&lt;td valign=top&gt;&amp;nbsp;&lt;a href=&quot;https://github.com/SteveProXNA/SGDKcode/tree/master/SGDKsamples/cube_flat&quot;&gt;cube_flat&lt;/a&gt;&lt;/td&gt;">
            <text:p>&lt;td valign=top&gt;&amp;nbsp;&lt;a href="https://github.com/SteveProXNA/SGDKcode/tree/master/SGDKsamples/cube_flat"&gt;cube_flat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sound"&gt;sound&lt;/a&gt;</text:p>
          </table:table-cell>
          <table:table-cell table:formula="of:=&quot;&lt;td valign=top&gt;&amp;nbsp;&quot;&amp;[.A11]&amp;&quot;&lt;/td&gt;&quot;" office:value-type="string" office:string-value="&lt;td valign=top&gt;&amp;nbsp;&lt;a href=&quot;https://github.com/SteveProXNA/SGDKcode/tree/master/SGDKsamples/sound&quot;&gt;sound&lt;/a&gt;&lt;/td&gt;">
            <text:p>&lt;td valign=top&gt;&amp;nbsp;&lt;a href="https://github.com/SteveProXNA/SGDKcode/tree/master/SGDKsamples/sound"&gt;sound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hs_effect"&gt;hs_effect&lt;/a&gt;</text:p>
          </table:table-cell>
          <table:table-cell table:formula="of:=&quot;&lt;td valign=top&gt;&amp;nbsp;&quot;&amp;[.A14]&amp;&quot;&lt;/td&gt;&quot;" office:value-type="string" office:string-value="&lt;td valign=top&gt;&amp;nbsp;&lt;a href=&quot;https://github.com/SteveProXNA/SGDKcode/tree/master/SGDKsamples/hs_effect&quot;&gt;hs_effect&lt;/a&gt;&lt;/td&gt;">
            <text:p>&lt;td valign=top&gt;&amp;nbsp;&lt;a href="https://github.com/SteveProXNA/SGDKcode/tree/master/SGDKsamples/hs_effect"&gt;hs_effect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sprite"&gt;sprite&lt;/a&gt;</text:p>
          </table:table-cell>
          <table:table-cell table:formula="of:=&quot;&lt;td valign=top&gt;&amp;nbsp;&quot;&amp;[.A15]&amp;&quot;&lt;/td&gt;&quot;" office:value-type="string" office:string-value="&lt;td valign=top&gt;&amp;nbsp;&lt;a href=&quot;https://github.com/SteveProXNA/SGDKcode/tree/master/SGDKsamples/sprite&quot;&gt;sprite&lt;/a&gt;&lt;/td&gt;">
            <text:p>&lt;td valign=top&gt;&amp;nbsp;&lt;a href="https://github.com/SteveProXNA/SGDKcode/tree/master/SGDKsamples/sprite"&gt;sprite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 office:value-type="string">
            <text:p>&lt;a href="https://github.com/SteveProXNA/SGDKcode/tree/master/SGDKsamples/image"&gt;image&lt;/a&gt;</text:p>
          </table:table-cell>
          <table:table-cell table:formula="of:=&quot;&lt;td valign=top&gt;&amp;nbsp;&quot;&amp;[.A18]&amp;&quot;&lt;/td&gt;&quot;" office:value-type="string" office:string-value="&lt;td valign=top&gt;&amp;nbsp;&lt;a href=&quot;https://github.com/SteveProXNA/SGDKcode/tree/master/SGDKsamples/image&quot;&gt;image&lt;/a&gt;&lt;/td&gt;">
            <text:p>&lt;td valign=top&gt;&amp;nbsp;&lt;a href="https://github.com/SteveProXNA/SGDKcode/tree/master/SGDKsamples/image"&gt;image&lt;/a&gt;&lt;/td&gt;</text:p>
          </table:table-cell>
        </table:table-row>
        <table:table-row table:style-name="ro1">
          <table:table-cell office:value-type="string">
            <text:p>&lt;a href="https://github.com/SteveProXNA/SGDKcode/tree/master/SGDKsamples/xgmplayer"&gt;xgmplayer&lt;/a&gt;</text:p>
          </table:table-cell>
          <table:table-cell table:formula="of:=&quot;&lt;td valign=top&gt;&amp;nbsp;&quot;&amp;[.A19]&amp;&quot;&lt;/td&gt;&quot;" office:value-type="string" office:string-value="&lt;td valign=top&gt;&amp;nbsp;&lt;a href=&quot;https://github.com/SteveProXNA/SGDKcode/tree/master/SGDKsamples/xgmplayer&quot;&gt;xgmplayer&lt;/a&gt;&lt;/td&gt;">
            <text:p>&lt;td valign=top&gt;&amp;nbsp;&lt;a href="https://github.com/SteveProXNA/SGDKcode/tree/master/SGDKsamples/xgmplayer"&gt;xgmplayer&lt;/a&gt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28/06/2020</text:date>, <text:time>16:2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21:57:24.36</meta:creation-date>
    <dc:date>2020-06-28T16:22:43.45</dc:date>
    <meta:editing-duration>PT25M</meta:editing-duration>
    <meta:editing-cycles>14</meta:editing-cycles>
    <meta:generator>OpenOffice/4.1.5$Win32 OpenOffice.org_project/415m1$Build-9789</meta:generator>
    <meta:document-statistic meta:table-count="3" meta:cell-count="77" meta:object-count="0"/>
  </office:meta>
</office:document-meta>
</file>